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5">
      <style:paragraph-properties fo:margin-top="0in" fo:margin-bottom="0in" style:contextual-spacing="false"/>
    </style:style>
    <style:style style:name="P7" style:family="paragraph" style:parent-style-name="Text_20_body" style:list-style-name="L6">
      <style:paragraph-properties fo:margin-top="0in" fo:margin-bottom="0in" style:contextual-spacing="false"/>
    </style:style>
    <style:style style:name="P8" style:family="paragraph" style:parent-style-name="Text_20_body" style:list-style-name="L7">
      <style:paragraph-properties fo:margin-top="0in" fo:margin-bottom="0in" style:contextual-spacing="false"/>
    </style:style>
    <style:style style:name="P9" style:family="paragraph" style:parent-style-name="Text_20_body" style:list-style-name="L8">
      <style:paragraph-properties fo:margin-top="0in" fo:margin-bottom="0in" style:contextual-spacing="false"/>
    </style:style>
    <style:style style:name="P10" style:family="paragraph" style:parent-style-name="Text_20_body" style:list-style-name="L9">
      <style:paragraph-properties fo:margin-top="0in" fo:margin-bottom="0in" style:contextual-spacing="false"/>
    </style:style>
    <style:style style:name="P11" style:family="paragraph" style:parent-style-name="Text_20_body" style:list-style-name="L10">
      <style:paragraph-properties fo:margin-top="0in" fo:margin-bottom="0in" style:contextual-spacing="false"/>
    </style:style>
    <style:style style:name="P12" style:family="paragraph" style:parent-style-name="Text_20_body" style:list-style-name="L11">
      <style:paragraph-properties fo:margin-top="0in" fo:margin-bottom="0in" style:contextual-spacing="false"/>
    </style:style>
    <style:style style:name="P13" style:family="paragraph" style:parent-style-name="Text_20_body" style:list-style-name="L12">
      <style:paragraph-properties fo:margin-top="0in" fo:margin-bottom="0in" style:contextual-spacing="false"/>
    </style:style>
    <style:style style:name="P14" style:family="paragraph" style:parent-style-name="Text_20_body" style:list-style-name="L13">
      <style:paragraph-properties fo:margin-top="0in" fo:margin-bottom="0in" style:contextual-spacing="false"/>
    </style:style>
    <style:style style:name="P15" style:family="paragraph" style:parent-style-name="Text_20_body" style:list-style-name="L14"/>
    <style:style style:name="P16" style:family="paragraph" style:parent-style-name="Text_20_body" style:list-style-name="L15"/>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forcing-https-on-your-web-server"/>Forcing HTTPS on Your Web Server<text:bookmark-end text:name="forcing-https-on-your-web-server"/></text:h>
      <text:h text:style-name="Heading_20_2" text:outline-level="2"><text:bookmark-start text:name="introduction"/>Introduction<text:bookmark-end text:name="introduction"/></text:h>
      <text:h text:style-name="Heading_20_3" text:outline-level="3"><text:bookmark-start text:name="understanding-https-and-http"/>Understanding HTTPS and HTTP<text:bookmark-end text:name="understanding-https-and-http"/></text:h>
      <text:p text:style-name="First_20_paragraph">When a web browser communicates with a web server using <text:span text:style-name="T1">HTTP (Hypertext Transfer Protocol)</text:span>, the data exchanged, such as website content and user inputs, is transmitted in an unencrypted format. This means that if a third party were to intercept this communication, they could potentially view the information being exchanged.</text:p>
      <text:p text:style-name="Text_20_body"><text:span text:style-name="T1">HTTPS (Hypertext Transfer Protocol Secure)</text:span> addresses this security vulnerability by encrypting the communication. This encryption is primarily achieved through <text:span text:style-name="T1">TLS/SSL (Transport Layer Security/Secure Sockets Layer)</text:span> certificates. These certificates serve two main purposes:</text:p>
      <text:list xml:id="list3349737186" text:style-name="L6">
        <text:list-item>
          <text:p text:style-name="P7"><text:span text:style-name="T1">Authentication</text:span>: They help verify that the web server is indeed who it claims to be, preventing man-in-the-middle attacks where malicious actors might try to impersonate a legitimate server.</text:p>
        </text:list-item>
        <text:list-item>
          <text:p text:style-name="P7"><text:span text:style-name="T1">Encryption</text:span>: They establish a secure, encrypted connection between the browser and the server. This ensures that any data transmitted is scrambled and unreadable to anyone who might intercept it.</text:p>
        </text:list-item>
      </text:list>
      <text:p text:style-name="First_20_paragraph">Think of it this way: HTTP is like having a conversation in a public space where anyone can overhear, while HTTPS is like having the same conversation in a private room where only you and the other person can understand what's being said. The TLS/SSL certificate is what sets up and secures that private room.</text:p>
      <text:h text:style-name="Heading_20_2" text:outline-level="2"><text:bookmark-start text:name="checking-your-apache-or-nginx-configuration"/>Checking Your Apache or Nginx Configuration<text:bookmark-end text:name="checking-your-apache-or-nginx-configuration"/></text:h>
      <text:p text:style-name="First_20_paragraph">To identify which web server is running, you can use the command line. Open your terminal and try the following command:</text:p>
      <text:p text:style-name="Preformatted_20_Text"><text:span text:style-name="FunctionTok">sudo</text:span><text:span text:style-name="NormalTok"> systemctl status apache2</text:span> </text:p>
      <text:p text:style-name="First_20_paragraph">or</text:p>
      <text:p text:style-name="Preformatted_20_Text"><text:span text:style-name="FunctionTok">sudo</text:span><text:span text:style-name="NormalTok"> systemctl status nginx</text:span> </text:p>
      <text:p text:style-name="First_20_paragraph">Run both commands. If a service is running, you'll see an output indicating its status as "active" or "running." If it's not running, the output will say "inactive" or "not-found."</text:p>
      <text:h text:style-name="Heading_20_3" text:outline-level="3"><text:bookmark-start text:name="configuration-for-apache"/>Configuration for Apache<text:bookmark-end text:name="configuration-for-apache"/></text:h>
      <text:p text:style-name="First_20_paragraph">Apache's main configuration file is usually located at <text:span text:style-name="Source_5f_Text">/etc/apache2/apache2.conf</text:span>. However, website-specific settings are typically managed within virtual host configuration files. These files define how Apache should handle requests for different domains or subdomains. They are <text:soft-page-break/>usually found in the <text:span text:style-name="Source_5f_Text">/etc/apache2/sites-available/</text:span> directory. You'll often find a default configuration file (like <text:span text:style-name="Source_5f_Text">000-default.conf</text:span> or a file named after your domain).</text:p>
      <text:h text:style-name="Heading_20_3" text:outline-level="3"><text:bookmark-start text:name="configuration-for-nginx"/>Configuration for Nginx<text:bookmark-end text:name="configuration-for-nginx"/></text:h>
      <text:p text:style-name="First_20_paragraph">Nginx's main configuration file is typically at <text:span text:style-name="Source_5f_Text">/etc/nginx/nginx.conf</text:span>. Website-specific configurations are usually located in the <text:span text:style-name="Source_5f_Text">/etc/nginx/sites-available/</text:span> directory, similar to Apache's virtual hosts. You might find a default file or a configuration file named after your website. These are then often linked to the <text:span text:style-name="Source_5f_Text">/etc/nginx/sites-enabled/</text:span> directory to be active.</text:p>
      <text:h text:style-name="Heading_20_2" text:outline-level="2"><text:bookmark-start text:name="configuring-apache-to-force-https"/>Configuring Apache to Force HTTPS<text:bookmark-end text:name="configuring-apache-to-force-https"/></text:h>
      <text:p text:style-name="First_20_paragraph">Let's cover how to configure Apache HTTP Webserver to automatically redirect all HTTP traffic (which operates on port 80, the default port for unencrypted web traffic) to HTTPS (which operates on port 443, the standard port for secure, encrypted web traffic).</text:p>
      <text:p text:style-name="Text_20_body">To achieve this, we'll need to modify your Apache virtual host configuration file. As mentioned earlier, this file is usually located in <text:span text:style-name="Source_5f_Text">/etc/apache2/sites-available/</text:span>. The specific file you need to edit will likely be the one associated with your website (it might be named <text:span text:style-name="Source_5f_Text">000-default.conf</text:span> or something similar to your domain name).</text:p>
      <text:p text:style-name="Text_20_body">Inside this virtual host configuration file, you'll typically find a section that looks something like this for your HTTP site (port 80):</text:p>
      <text:p text:style-name="Preformatted_20_Text"><text:span text:style-name="FunctionTok">&lt;VirtualHost</text:span><text:span text:style-name="AttributeTok"> *:80</text:span><text:span text:style-name="FunctionTok">&gt;</text:span> </text:p>
      <text:p text:style-name="Preformatted_20_Text"><text:span text:style-name="NormalTok"><text:s text:c="4"/>ServerAdmin</text:span><text:span text:style-name="StringTok"> webmaster@localhost</text:span> </text:p>
      <text:p text:style-name="Preformatted_20_Text"><text:span text:style-name="NormalTok"><text:s text:c="4"/>DocumentRoot</text:span><text:span text:style-name="StringTok"> /var/www/html</text:span> </text:p>
      <text:p text:style-name="Preformatted_20_Text"><text:span text:style-name="NormalTok"><text:s text:c="4"/>ServerName</text:span><text:span text:style-name="StringTok"> your_domain.com</text:span> </text:p>
      <text:p text:style-name="Preformatted_20_Text"><text:span text:style-name="NormalTok"><text:s text:c="4"/>ServerAlias</text:span><text:span text:style-name="StringTok"> www.your_domain.com</text:span> </text:p>
      <text:p text:style-name="Preformatted_20_Text"><text:span text:style-name="NormalTok"><text:s text:c="4"/></text:span><text:span text:style-name="CommentTok"># ... other configurations ...</text:span> </text:p>
      <text:p text:style-name="Preformatted_20_Text"><text:span text:style-name="FunctionTok">&lt;/VirtualHost&gt;</text:span> </text:p>
      <text:p text:style-name="First_20_paragraph">To force HTTPS, we need to either add or modify this configuration to redirect all requests to the HTTPS version of your site. The most common and recommended way to do this is by using Apache's <text:span text:style-name="Source_5f_Text">mod_rewrite</text:span> module. This module allows you to use rewrite rules to modify incoming URL requests.</text:p>
      <text:p text:style-name="Text_20_body">Here's how you can configure it within your HTTP virtual host block (<text:span text:style-name="Source_5f_Text">&lt;VirtualHost *:80&gt;</text:span>):</text:p>
      <text:p text:style-name="Preformatted_20_Text"><text:span text:style-name="FunctionTok">&lt;VirtualHost</text:span><text:span text:style-name="AttributeTok"> *:80</text:span><text:span text:style-name="FunctionTok">&gt;</text:span> </text:p>
      <text:p text:style-name="Preformatted_20_Text"><text:span text:style-name="NormalTok"><text:s text:c="4"/>ServerAdmin</text:span><text:span text:style-name="StringTok"> webmaster@localhost</text:span> </text:p>
      <text:p text:style-name="Preformatted_20_Text"><text:span text:style-name="NormalTok"><text:s text:c="4"/>DocumentRoot</text:span><text:span text:style-name="StringTok"> /var/www/html</text:span> </text:p>
      <text:p text:style-name="Preformatted_20_Text"><text:span text:style-name="NormalTok"><text:s text:c="4"/>ServerName</text:span><text:span text:style-name="StringTok"> your_domain.com</text:span> </text:p>
      <text:p text:style-name="Preformatted_20_Text"><text:span text:style-name="NormalTok"><text:s text:c="4"/>ServerAlias</text:span><text:span text:style-name="StringTok"> www.your_domain.com</text:span> </text:p>
      <text:p text:style-name="Preformatted_20_Text"/>
      <text:p text:style-name="Preformatted_20_Text"><text:span text:style-name="NormalTok"><text:s text:c="4"/></text:span><text:span text:style-name="ExtensionTok">RewriteEngine</text:span><text:span text:style-name="CharTok"> </text:span><text:span text:style-name="KeywordTok">On</text:span> </text:p>
      <text:p text:style-name="Preformatted_20_Text"><text:span text:style-name="NormalTok"><text:s text:c="4"/>RewriteCond</text:span><text:span text:style-name="StringTok"> %{HTTPS} off</text:span> </text:p>
      <text:p text:style-name="Preformatted_20_Text"><text:span text:style-name="NormalTok"><text:s text:c="4"/>RewriteRule</text:span><text:span text:style-name="StringTok"> ^(.*)$ https://%{HTTP_HOST}%{REQUEST_URI} [L,R=301]</text:span> </text:p>
      <text:p text:style-name="Preformatted_20_Text"/>
      <text:p text:style-name="Preformatted_20_Text"><text:span text:style-name="NormalTok"><text:s text:c="4"/></text:span><text:span text:style-name="CommentTok"># ... other configurations ...</text:span> </text:p>
      <text:p text:style-name="Preformatted_20_Text"><text:soft-page-break/><text:span text:style-name="FunctionTok">&lt;/VirtualHost&gt;</text:span> </text:p>
      <text:p text:style-name="First_20_paragraph">Let's break down these new lines:</text:p>
      <text:list xml:id="list2445044792" text:style-name="L7">
        <text:list-item>
          <text:p text:style-name="P8"><text:span text:style-name="Source_5f_Text">RewriteEngine On</text:span>: This line enables the <text:span text:style-name="Source_5f_Text">mod_rewrite</text:span> module for this virtual host.</text:p>
        </text:list-item>
        <text:list-item>
          <text:p text:style-name="P8"><text:span text:style-name="Source_5f_Text">RewriteCond %{HTTPS} off</text:span>: This is a condition that checks if the connection is NOT using HTTPS. The <text:span text:style-name="Source_5f_Text">%{HTTPS}</text:span> variable is an environment variable that is set to "on" if the connection is using HTTPS and "off" otherwise.</text:p>
        </text:list-item>
        <text:list-item>
          <text:p text:style-name="P8"><text:span text:style-name="Source_5f_Text">RewriteRule ^(.*)$ https://%{HTTP_HOST}%{REQUEST_URI} [L,R=301]</text:span>: This is the rewrite rule itself.</text:p>
          <text:list text:style-name="L8">
            <text:list-item>
              <text:p text:style-name="P9"><text:span text:style-name="Source_5f_Text">^(.*)$</text:span>: This pattern matches any request. The (<text:span text:style-name="Source_5f_Text">.*</text:span>) captures everything after the initial slash.</text:p>
            </text:list-item>
            <text:list-item>
              <text:p text:style-name="P9"><text:span text:style-name="Source_5f_Text">https://%{HTTP_HOST}%{REQUEST_URI}</text:span>: This is the target URL to which the request will be redirected.</text:p>
              <text:list text:style-name="L9">
                <text:list-item>
                  <text:p text:style-name="P10"><text:span text:style-name="Source_5f_Text">https://</text:span>: Specifies the secure HTTPS protocol.</text:p>
                </text:list-item>
                <text:list-item>
                  <text:p text:style-name="P10"><text:span text:style-name="Source_5f_Text">%{HTTP_HOST}</text:span>: This variable contains the hostname that the client requested (e.g., <text:span text:style-name="Source_5f_Text">your_domain.com</text:span>).</text:p>
                </text:list-item>
                <text:list-item>
                  <text:p text:style-name="P10"><text:span text:style-name="Source_5f_Text">%{REQUEST_URI}</text:span>: This variable contains the full URI requested by the client (e.g., /about, /products).</text:p>
                </text:list-item>
              </text:list>
            </text:list-item>
            <text:list-item>
              <text:p text:style-name="P9">[L,R=301]: These are flags that modify the behavior of the rule.</text:p>
              <text:list text:style-name="L10">
                <text:list-item>
                  <text:p text:style-name="P11"><text:span text:style-name="Source_5f_Text">L (Last)</text:span>: This flag tells Apache to stop processing any further rewrite rules once this one is matched.</text:p>
                </text:list-item>
                <text:list-item>
                  <text:p text:style-name="P11"><text:span text:style-name="Source_5f_Text">R=301</text:span> <text:span text:style-name="T1">(Permanent Redirect)</text:span>: This flag sends a 301 HTTP status code to the client's browser, indicating that the resource has permanently moved to the new URL (the HTTPS version). This is important for SEO as it tells search engines to update their links.</text:p>
                </text:list-item>
              </text:list>
            </text:list-item>
          </text:list>
        </text:list-item>
      </text:list>
      <text:p text:style-name="P2">Ensure that the mod_rewrite module is enabled. While it's often enabled by default, it's good practice to verify.</text:p>
      <text:p text:style-name="P2">You can enable mod_rewrite using the a2enmod command (which stands for "Apache2 enable module") followed by the module name, which is rewrite. Open your terminal and run the following command:</text:p>
      <text:p text:style-name="Preformatted_20_Text"><text:span text:style-name="FunctionTok">sudo</text:span><text:span text:style-name="NormalTok"> a2enmod rewrite</text:span> </text:p>
      <text:p text:style-name="First_20_paragraph">Before we restart Apache, it's crucial to test your configuration for any syntax errors. Even a small typo in the configuration file can prevent Apache from starting correctly, potentially causing downtime for your server.</text:p>
      <text:p text:style-name="Text_20_body">To test your Apache configuration, you can use the following command in your terminal:</text:p>
      <text:p text:style-name="Preformatted_20_Text"><text:span text:style-name="FunctionTok">sudo</text:span><text:span text:style-name="NormalTok"> apachectl configtest</text:span> </text:p>
      <text:p text:style-name="First_20_paragraph">This command will check the syntax of your Apache configuration files. If everything is okay, you should see output that ends with Syntax OK. If there are any errors, the output will point you to the specific file and line number where the error occurred, along with a description of the problem.</text:p>
      <text:p text:style-name="Text_20_body">Now, to apply these changes and start forcing HTTPS on your Apache web server, you need to <text:soft-page-break/>restart the Apache service. This will tell Apache to reload its configuration files and begin enforcing the redirect rules you've set up.</text:p>
      <text:p text:style-name="Text_20_body">You can restart Apache using the following command in your terminal:</text:p>
      <text:p text:style-name="Preformatted_20_Text"><text:span text:style-name="FunctionTok">sudo</text:span><text:span text:style-name="NormalTok"> systemctl restart apache2</text:span> </text:p>
      <text:p text:style-name="First_20_paragraph">After running this command, Apache will restart. It's a good idea to then test if the redirection is working correctly. You can do this by opening a web browser and navigating to the HTTP version of your website (e.g., <text:span text:style-name="Source_5f_Text">http://your_domain.com</text:span>). If the configuration is correct, your browser should automatically redirect you to the HTTPS version of the site (e.g., <text:span text:style-name="Source_5f_Text">https://your_domain.com</text:span>).</text:p>
      <text:h text:style-name="Heading_20_2" text:outline-level="2"><text:bookmark-start text:name="configuring-nginx-to-force-https"/>Configuring Nginx to Force HTTPS<text:bookmark-end text:name="configuring-nginx-to-force-https"/></text:h>
      <text:p text:style-name="First_20_paragraph">The process for forcing HTTPS in Nginx involves configuring the server block for port 80 to redirect all traffic to the server block listening on port 443 (where your HTTPS configuration and SSL/TLS certificate are set up).</text:p>
      <text:p text:style-name="Text_20_body">Similar to Apache's virtual hosts, Nginx uses server blocks (often found in files within <text:span text:style-name="Source_5f_Text">/etc/nginx/sites-available/</text:span> and linked to <text:span text:style-name="Source_5f_Text">/etc/nginx/sites-enabled/</text:span>). You'll need to locate the server block that is listening on port 80 for your website. This block will typically look something like this:</text:p>
      <text:p text:style-name="Preformatted_20_Text">server {</text:p>
      <text:p text:style-name="Preformatted_20_Text"><text:s text:c="4"/>listen 80;</text:p>
      <text:p text:style-name="Preformatted_20_Text"><text:s text:c="4"/>server_name your_domain.com www.your_domain.com;</text:p>
      <text:p text:style-name="Preformatted_20_Text"><text:s text:c="4"/>root /var/www/html;</text:p>
      <text:p text:style-name="Preformatted_20_Text"><text:s text:c="4"/>index index.html index.htm;</text:p>
      <text:p text:style-name="Preformatted_20_Text"/>
      <text:p text:style-name="Preformatted_20_Text"><text:s text:c="4"/># ... other configurations ...</text:p>
      <text:p text:style-name="Preformatted_20_Text">}</text:p>
      <text:p text:style-name="First_20_paragraph">To force HTTPS, you'll add a <text:span text:style-name="Source_5f_Text">return</text:span> directive within this server block to redirect all requests to the HTTPS version of your site. Here's how you can modify the configuration:</text:p>
      <text:p text:style-name="Preformatted_20_Text">server {</text:p>
      <text:p text:style-name="Preformatted_20_Text"><text:s text:c="4"/>listen 80;</text:p>
      <text:p text:style-name="Preformatted_20_Text"><text:s text:c="4"/>listen [::]:80 ipv6only=on;</text:p>
      <text:p text:style-name="Preformatted_20_Text"><text:s text:c="4"/>server_name your_domain.com www.your_domain.com;</text:p>
      <text:p text:style-name="Preformatted_20_Text"><text:s text:c="4"/>return 301 https://$server_name$request_uri;</text:p>
      <text:p text:style-name="Preformatted_20_Text">}</text:p>
      <text:p text:style-name="First_20_paragraph">Let's break down this added line:</text:p>
      <text:list xml:id="list2959477201" text:style-name="L11">
        <text:list-item>
          <text:p text:style-name="P12"><text:span text:style-name="Source_5f_Text">return 301 https://$server_name$request_uri;</text:span>: This directive tells Nginx to send a 301 (Permanent Redirect) HTTP response to the client's browser.</text:p>
          <text:list text:style-name="L12">
            <text:list-item>
              <text:p text:style-name="P13"><text:span text:style-name="Source_5f_Text">301</text:span>: As with Apache, this indicates a permanent redirect, which is important for SEO.</text:p>
            </text:list-item>
            <text:list-item>
              <text:p text:style-name="P13"><text:span text:style-name="Source_5f_Text">https://</text:span>: Specifies the secure HTTPS protocol.</text:p>
            </text:list-item>
            <text:list-item>
              <text:p text:style-name="P13"><text:span text:style-name="Source_5f_Text">$server_name</text:span>: This Nginx variable contains the name of the server that matched the request (e.g., <text:span text:style-name="Source_5f_Text">your_domain.com</text:span>).</text:p>
            </text:list-item>
            <text:list-item>
              <text:p text:style-name="P13"><text:span text:style-name="Source_5f_Text">$request_uri</text:span>: This Nginx variable contains the full original URI requested by the <text:soft-page-break/>client (e.g., <text:span text:style-name="Source_5f_Text">/about</text:span>, <text:span text:style-name="Source_5f_Text">/products?id=123</text:span>).</text:p>
            </text:list-item>
          </text:list>
        </text:list-item>
      </text:list>
      <text:p text:style-name="First_20_paragraph">So, whenever Nginx receives an HTTP request on port 80 for your domain, this configuration will immediately tell the browser to go to the HTTPS version of the same URL.</text:p>
      <text:p text:style-name="Text_20_body">You can test your Nginx configuration using the following command in your terminal:</text:p>
      <text:p text:style-name="Preformatted_20_Text"><text:span text:style-name="FunctionTok">sudo</text:span><text:span text:style-name="NormalTok"> nginx </text:span><text:span text:style-name="AttributeTok">-t</text:span> </text:p>
      <text:p text:style-name="First_20_paragraph">This command will check the syntax of your Nginx configuration files. If everything is configured correctly, you should see output similar to this:</text:p>
      <text:p text:style-name="Preformatted_20_Text">nginx: the configuration file /etc/nginx/nginx.conf syntax is ok</text:p>
      <text:p text:style-name="Preformatted_20_Text">nginx: configuration file /etc/nginx/nginx.conf test is successful</text:p>
      <text:p text:style-name="First_20_paragraph">If there are any errors in your configuration, the output will indicate the specific file and line number where the error occurred, along with a description of the problem.</text:p>
      <text:p text:style-name="Text_20_body">Assuming your Nginx configuration test was successful, the next step is to apply these changes by reloading the Nginx service. Unlike a full restart, a reload tells Nginx to reread its configuration files without interrupting the handling of existing connections.</text:p>
      <text:p text:style-name="Text_20_body">You can reload the Nginx service using the following command in your terminal:</text:p>
      <text:p text:style-name="Preformatted_20_Text"><text:span text:style-name="FunctionTok">sudo</text:span><text:span text:style-name="NormalTok"> systemctl reload nginx</text:span> </text:p>
      <text:p text:style-name="First_20_paragraph">After running this command, Nginx will reload its configuration. To verify that the HTTPS redirection is working correctly for Nginx, you can again open a web browser and navigate to the HTTP version of your website (e.g., <text:span text:style-name="Source_5f_Text">http://your_domain.com</text:span>). If the configuration is correct, your browser should automatically redirect you to the HTTPS version (e.g., <text:span text:style-name="Source_5f_Text">https://your_domain.com</text:span>).</text:p>
      <text:h text:style-name="Heading_20_2" text:outline-level="2"><text:bookmark-start text:name="firewall-considerations"/>Firewall Considerations<text:bookmark-end text:name="firewall-considerations"/></text:h>
      <text:p text:style-name="First_20_paragraph">Even though you are redirecting all HTTP traffic to HTTPS, it's still important to ensure your firewall is configured correctly to allow both HTTP (port 80) and HTTPS (port 443) traffic. Here's why:</text:p>
      <text:list xml:id="list2914608287" text:style-name="L13">
        <text:list-item>
          <text:p text:style-name="P14"><text:span text:style-name="T1">Initial Connection</text:span>: When a user first types in <text:span text:style-name="Source_5f_Text">http://your_domain.com</text:span>, their browser will initially try to connect on port 80. Your web server (Apache or Nginx) will then respond with a redirect to the HTTPS URL on port 443. If your firewall is blocking port 80, the initial connection will fail, and the user won't even get to the redirection.</text:p>
        </text:list-item>
        <text:list-item>
          <text:p text:style-name="P14"><text:span text:style-name="T1">HTTPS Traffic</text:span>: Of course, port 443 needs to be open to allow the secure HTTPS connections.</text:p>
        </text:list-item>
      </text:list>
      <text:p text:style-name="First_20_paragraph">So, you need to make sure that your firewall allows incoming connections on both port 80 and port 443.</text:p>
      <text:p text:style-name="Text_20_body">To check the status of ufw, you can use the command:</text:p>
      <text:p text:style-name="Preformatted_20_Text"><text:span text:style-name="FunctionTok">sudo</text:span><text:span text:style-name="NormalTok"> ufw status</text:span> </text:p>
      <text:p text:style-name="First_20_paragraph">This will show you whether the firewall is active and what rules are currently in place.</text:p>
      <text:p text:style-name="Text_20_body">To allow HTTP traffic (port 80), if it's not already allowed, you can use the command:</text:p>
      <text:p text:style-name="Preformatted_20_Text"><text:soft-page-break/><text:span text:style-name="FunctionTok">sudo</text:span><text:span text:style-name="NormalTok"> ufw allow 80</text:span> </text:p>
      <text:p text:style-name="First_20_paragraph">Similarly, to allow HTTPS traffic (port 443), use the command:</text:p>
      <text:p text:style-name="Preformatted_20_Text"><text:span text:style-name="FunctionTok">sudo</text:span><text:span text:style-name="NormalTok"> ufw allow 443</text:span> </text:p>
      <text:p text:style-name="First_20_paragraph">After adding or verifying these rules, it's a good practice to reload the firewall to apply the changes:</text:p>
      <text:p text:style-name="Preformatted_20_Text"><text:span text:style-name="FunctionTok">sudo</text:span><text:span text:style-name="NormalTok"> ufw reload</text:span> </text:p>
      <text:p text:style-name="First_20_paragraph">Even though HTTP traffic will be redirected, keeping port 80 open ensures a smooth initial connection for users.</text:p>
      <text:h text:style-name="Heading_20_2" text:outline-level="2"><text:bookmark-start text:name="best-practices-and-troubleshooting"/>Best Practices and Troubleshooting<text:bookmark-end text:name="best-practices-and-troubleshooting"/></text:h>
      <text:h text:style-name="Heading_20_3" text:outline-level="3"><text:bookmark-start text:name="best-practices"/>Best Practices<text:bookmark-end text:name="best-practices"/></text:h>
      <text:list xml:id="list3982746864" text:style-name="L14">
        <text:list-item>
          <text:p text:style-name="P15"><text:span text:style-name="T1">Always Use Permanent Redirects (301)</text:span>: As we discussed with the <text:span text:style-name="Source_5f_Text">R=301</text:span> flag in Apache and the <text:span text:style-name="Source_5f_Text">return 301</text:span> directive in Nginx, using permanent redirects is crucial. This tells search engines that the HTTP version of your site has permanently moved to the HTTPS version. This helps maintain your search engine rankings and ensures that old links are updated correctly over time.</text:p>
        </text:list-item>
        <text:list-item>
          <text:p text:style-name="P15"><text:span text:style-name="T1">Keep Your SSL/TLS Certificates Up to Date</text:span>: Your SSL/TLS certificate has an expiration date. It's vital to renew it before it expires to avoid your website showing security warnings to visitors. Many certificate authorities (like Let's Encrypt) offer automated renewal processes.</text:p>
        </text:list-item>
        <text:list-item>
          <text:p text:style-name="P15"><text:span text:style-name="T1">Regularly Test Your HTTPS Implementation</text:span>: Use online tools and browser developer tools to ensure that your HTTPS setup is working correctly. Check for mixed content issues (where some resources on your HTTPS page are still being loaded over HTTP), which can lead to security warnings.</text:p>
        </text:list-item>
        <text:list-item>
          <text:p text:style-name="P15"><text:span text:style-name="T1">Consider HTTP Strict Transport Security (HSTS)</text:span>: HSTS is a security feature that tells browsers that a website should only be accessed using HTTPS. Once a browser receives an HSTS header from your server, it will automatically try to access the HTTPS version of your site for all subsequent requests, even if the user types <text:span text:style-name="Source_5f_Text">http://</text:span>. You can configure HSTS in your Apache or Nginx configuration.</text:p>
        </text:list-item>
        <text:list-item>
          <text:p text:style-name="P15"><text:span text:style-name="T1">Review Your Configuration After Any Changes</text:span>: Whenever you make changes to your web server configuration, always re-test the configuration syntax and reload/restart the service to ensure everything is still working as expected.</text:p>
        </text:list-item>
      </text:list>
      <text:h text:style-name="Heading_20_3" text:outline-level="3"><text:bookmark-start text:name="common-troubleshooting-issues"/>Common Troubleshooting Issues<text:bookmark-end text:name="common-troubleshooting-issues"/></text:h>
      <text:list xml:id="list3321146975" text:style-name="L15">
        <text:list-item>
          <text:p text:style-name="P16"><text:span text:style-name="T1">Redirect Loops</text:span>: A common problem occurs when your HTTPS forcing rules are incorrectly configured and conflict with other rewrite rules or configurations, leading to a loop where the browser keeps redirecting back and forth. Carefully review your <text:soft-page-break/>configuration files to ensure the rules are specific and don't cause conflicts.</text:p>
        </text:list-item>
        <text:list-item>
          <text:p text:style-name="P16"><text:span text:style-name="T1">"Too Many Redirects" Error</text:span>: This is the browser's way of telling you it's caught in a redirect loop. If you encounter this, double-check your redirect rules in your Apache or Nginx configuration.</text:p>
        </text:list-item>
        <text:list-item>
          <text:p text:style-name="P16"><text:span text:style-name="T1">Mixed Content Errors</text:span>: As mentioned earlier, this happens when your HTTPS page loads resources (like images, scripts, or stylesheets) over HTTP. Browsers will often block this "mixed content" or show security warnings. Ensure all your website's resources are loaded over HTTPS. You might need to update the URLs in your website's code.</text:p>
        </text:list-item>
        <text:list-item>
          <text:p text:style-name="P16"><text:span text:style-name="T1">Firewall Blocking HTTPS</text:span>: If users can't access your site over HTTPS, double-check your firewall rules to ensure port 443 is open for incoming connection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29:05Z</meta:creation-date>
    <dc:date>2025-06-10T12:08:41.313633709</dc:date>
    <meta:editing-duration>PT31S</meta:editing-duration>
    <meta:editing-cycles>1</meta:editing-cycles>
    <meta:document-statistic meta:table-count="0" meta:image-count="0" meta:object-count="0" meta:page-count="7" meta:paragraph-count="126" meta:word-count="2192" meta:character-count="14319" meta:non-whitespace-character-count="12165"/>
  </office:meta>
</office:document-meta>
</file>